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 Narrow" fo:font-size="27.4500007629395pt" fo:font-style="normal" style:text-underline-style="none" fo:font-weight="bold" style:text-blinking="false" fo:background-color="transparent"/>
    </style:style>
    <style:style style:name="P2" style:family="paragraph" style:parent-style-name="Standard">
      <style:text-properties officeooo:paragraph-rsid="006efdd4"/>
    </style:style>
    <style:style style:name="P3" style:family="paragraph" style:parent-style-name="Standard">
      <style:text-properties style:use-window-font-color="true" officeooo:paragraph-rsid="003730be"/>
    </style:style>
    <style:style style:name="P4" style:family="paragraph" style:parent-style-name="Standard">
      <style:text-properties style:use-window-font-color="true" officeooo:rsid="00714951" officeooo:paragraph-rsid="007bf51c"/>
    </style:style>
    <style:style style:name="P5" style:family="paragraph" style:parent-style-name="Standard">
      <style:text-properties officeooo:rsid="00271319" officeooo:paragraph-rsid="006d86de"/>
    </style:style>
    <style:style style:name="P6" style:family="paragraph" style:parent-style-name="Standard">
      <style:text-properties fo:font-weight="bold" officeooo:rsid="0024b01b" officeooo:paragraph-rsid="0074faf0" style:font-weight-asian="bold" style:font-weight-complex="bold"/>
    </style:style>
    <style:style style:name="P7" style:family="paragraph" style:parent-style-name="Standard">
      <style:text-properties fo:font-weight="normal" officeooo:rsid="007a16ce" officeooo:paragraph-rsid="007a16ce" style:font-weight-asian="normal" style:font-weight-complex="normal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71319"/>
    </style:style>
    <style:style style:name="T2" style:family="text">
      <style:text-properties officeooo:rsid="00327f34"/>
    </style:style>
    <style:style style:name="T3" style:family="text">
      <style:text-properties officeooo:rsid="0072c65f"/>
    </style:style>
    <style:style style:name="T4" style:family="text">
      <style:text-properties fo:font-weight="normal" officeooo:rsid="007bf51c" style:font-weight-asian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58dd9df-b2f1-ad22-7782-f5245884e672"/>Agenda des événements et manifestations</text:p>
      <text:p text:style-name="Standard"/>
      <text:section text:style-name="Sect1" text:name="Event">
        <text:p text:style-name="Standard"><office:annotation><dc:creator>Benoît Suttor</dc:creator><dc:date>2016-10-11T15:41:24</dc:date><loext:sender-initials>BS</loext:sender-initials><text:p text:style-name="P8"><text:span text:style-name="T5">do section- for brain in brains</text:span></text:p></office:annotation></text:p>
        <text:section text:style-name="Sect1" text:name="Section1">
          <text:p text:style-name="P3"><office:annotation><dc:creator>Benoît Suttor</dc:creator><dc:date>2016-10-11T15:41:45</dc:date><loext:sender-initials>BS</loext:sender-initials><text:p text:style-name="P8"><text:span text:style-name="T5">do section- with event_view=view.getDGHV(brain.getObject())</text:span></text:p></office:annotation><text:span text:style-name="T2"><text:text-input text:description="">event_view.get_formatted_date()</text:text-input></text:span></text:p>
          <text:p text:style-name="P6"><text:text-input text:description="">event_view.get_value('title')</text:text-input></text:p>
          <text:p text:style-name="P7"><text:text-input text:description="get_taxonomy_values_in_one_line">event_view.get_taxonomy_values_in_one_line(['categories_evenements', {'Public cible': 'taxonomy_publiccible'}, {'Dans le cadre de': 'taxonomy_danslecadrede'}, 'taxonomy_gratuite'], ' - ')</text:text-input></text:p>
          <text:p text:style-name="P2"><text:span text:style-name="T1"><text:text-input text:description="">event_view.get_address()</text:text-input></text:span><text:span text:style-name="T1"><text:line-break/></text:span><text:span text:style-name="T1"><office:annotation><dc:creator>Benoît Suttor</dc:creator><dc:date>2016-10-11T15:42:02</dc:date><loext:sender-initials>BS</loext:sender-initials><text:p text:style-name="P8"><text:span text:style-name="T5">do text</text:span></text:p><text:p text:style-name="P8"><text:span text:style-name="T5">from event_view.render_xhtml('text')</text:span></text:p></office:annotation></text:span><text:span text:style-name="T1">text</text:span></text:p>
          <text:p text:style-name="P4"><text:span text:style-name="T3"><office:annotation><dc:creator>Benoît Suttor</dc:creator><dc:date>2017-01-04T09:48:32</dc:date><loext:sender-initials>BS</loext:sender-initials><text:p text:style-name="P8"><text:span text:style-name="T6">do text if event_view.get_partners()</text:span></text:p></office:annotation></text:span><text:span text:style-name="T4"><text:text-input text:description="">event_view.get_partners('Partenaires :')</text:text-input></text:span></text:p>
          <text:p text:style-name="P5"><office:annotation><dc:creator>Benoît Suttor</dc:creator><dc:date>2017-01-04T09:50:31</dc:date><loext:sender-initials>BS</loext:sender-initials><text:p text:style-name="P8"><text:span text:style-name="T6">do text if event_view.get_info()</text:span></text:p></office:annotation><text:text-input text:description="">event_view.get_info()</text:text-input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5-09-18T15:51:04</meta:creation-date>
    <dc:date>2017-10-02T10:48:13.779182360</dc:date>
    <meta:editing-duration>P12DT22H33M44S</meta:editing-duration>
    <meta:editing-cycles>81</meta:editing-cycles>
    <meta:generator>LibreOffice/5.3.1.2$Linux_X86_64 LibreOffice_project/30m0$Build-2</meta:generator>
    <meta:document-statistic meta:table-count="0" meta:image-count="0" meta:object-count="0" meta:page-count="1" meta:paragraph-count="8" meta:word-count="37" meta:character-count="388" meta:non-whitespace-character-count="370"/>
  </office:meta>
</office:document-meta>
</file>